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Helvetica Neue" svg:font-family="'Helvetica Neue', Helvetica, 'Segoe UI', Arial, freesans, sans-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start" style:justify-single-word="false"/>
    </style:style>
    <style:style style:name="P2"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2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3"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4"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officeooo:rsid="00061e57" officeooo:paragraph-rsid="00061e57" fo:background-color="transparent" style:font-name-asian="Calibri1" style:font-weight-asian="normal" style:font-name-complex="Calibri1" style:font-weight-complex="normal"/>
    </style:style>
    <style:style style:name="P6"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officeooo:rsid="0007c63e" officeooo:paragraph-rsid="001f29cd" fo:background-color="transparent" style:font-name-asian="Calibri1" style:font-weight-asian="normal" style:font-name-complex="Calibri1" style:font-weight-complex="normal"/>
    </style:style>
    <style:style style:name="P7"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officeooo:rsid="000aad77" officeooo:paragraph-rsid="000aad77" fo:background-color="transparent" style:font-name-asian="Calibri1" style:font-weight-asian="normal" style:font-name-complex="Calibri1" style:font-weight-complex="normal"/>
    </style:style>
    <style:style style:name="P8"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officeooo:rsid="000b7860" officeooo:paragraph-rsid="000b7860" fo:background-color="transparent" style:font-name-asian="Calibri1" style:font-weight-asian="normal" style:font-name-complex="Calibri1" style:font-weight-complex="normal"/>
    </style:style>
    <style:style style:name="P9"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officeooo:rsid="000dc5fb" officeooo:paragraph-rsid="000dc5fb" fo:background-color="transparent" style:font-name-asian="Calibri1" style:font-weight-asian="normal" style:font-name-complex="Calibri1" style:font-weight-complex="normal"/>
    </style:style>
    <style:style style:name="P10"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officeooo:rsid="001b70fe" officeooo:paragraph-rsid="001b70fe" fo:background-color="transparent" style:font-name-asian="Calibri1" style:font-weight-asian="normal" style:font-name-complex="Calibri1" style:font-weight-complex="normal"/>
    </style:style>
    <style:style style:name="P11"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bold" officeooo:rsid="0006111b" officeooo:paragraph-rsid="0006111b" fo:background-color="transparent" style:font-name-asian="Calibri1" style:font-name-complex="Calibri1"/>
    </style:style>
    <style:style style:name="P12"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bold" officeooo:rsid="00061e57" officeooo:paragraph-rsid="00061e57" fo:background-color="transparent" style:font-name-asian="Calibri1" style:font-weight-asian="bold" style:font-name-complex="Calibri1" style:font-weight-complex="bold"/>
    </style:style>
    <style:style style:name="P13"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bold" officeooo:rsid="000aad77" officeooo:paragraph-rsid="000aad77" fo:background-color="transparent" style:font-name-asian="Calibri1" style:font-weight-asian="bold" style:font-name-complex="Calibri1" style:font-weight-complex="bold"/>
    </style:style>
    <style:style style:name="P14"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bold" officeooo:rsid="000dc5fb" officeooo:paragraph-rsid="000dc5fb" fo:background-color="transparent" style:font-name-asian="Calibri1" style:font-weight-asian="bold" style:font-name-complex="Calibri1" style:font-weight-complex="bold"/>
    </style:style>
    <style:style style:name="P15"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6pt" style:text-underline-style="none" fo:font-weight="bold" officeooo:rsid="0013ffb3" officeooo:paragraph-rsid="0013ffb3" style:text-underline-mode="continuous" style:text-overline-mode="continuous" style:text-line-through-mode="continuous" fo:background-color="transparent" style:font-name-asian="Calibri1" style:font-size-asian="16pt" style:font-name-complex="Calibri1" style:font-size-complex="16pt"/>
    </style:style>
    <style:style style:name="P16"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6pt" style:text-underline-style="none" fo:font-weight="bold" officeooo:rsid="0012267f" officeooo:paragraph-rsid="0012267f" style:text-underline-mode="continuous" style:text-overline-mode="continuous" style:text-line-through-mode="continuous" fo:background-color="transparent" style:font-name-asian="Calibri1" style:font-size-asian="16pt" style:font-name-complex="Calibri1" style:font-size-complex="16pt"/>
    </style:style>
    <style:style style:name="P17" style:family="paragraph" style:parent-style-name="Standard">
      <style:paragraph-properties fo:margin-top="0in" fo:margin-bottom="0.139in" loext:contextual-spacing="false" fo:line-height="115%" fo:text-align="start" style:justify-single-word="false" fo:padding="0.0291in" fo:border-left="none" fo:border-right="none" fo:border-top="none" fo:border-bottom="0.99pt solid #000000" style:join-border="false"/>
      <style:text-properties style:use-window-font-color="true" style:font-name="Calibri1" fo:font-size="11pt" fo:font-weight="bold" fo:background-color="transparent" style:font-name-asian="Calibri1" style:font-name-complex="Calibri1"/>
    </style:style>
    <style:style style:name="P18" style:family="paragraph" style:parent-style-name="Text_20_body">
      <style:paragraph-properties fo:margin-top="0in" fo:margin-bottom="0.139in" loext:contextual-spacing="false" fo:line-height="115%" fo:text-align="start" style:justify-single-word="false" fo:padding="0.0291in" fo:border-left="none" fo:border-right="none" fo:border-top="none" fo:border-bottom="0.99pt solid #000000" style:join-border="false"/>
      <style:text-properties fo:font-variant="normal" fo:text-transform="none" fo:color="#333333" style:font-name="Helvetica Neue" fo:font-size="11pt" fo:letter-spacing="normal" fo:font-style="normal" style:text-underline-style="none" fo:font-weight="normal" officeooo:rsid="0017d194" officeooo:paragraph-rsid="001697f5" style:text-underline-mode="continuous" style:text-overline-mode="continuous" style:text-line-through-mode="continuous" fo:background-color="transparent" style:font-name-asian="Calibri1" style:font-size-asian="11pt" style:font-name-complex="Calibri1" style:font-size-complex="11pt"/>
    </style:style>
    <style:style style:name="P19" style:family="paragraph" style:parent-style-name="Text_20_body">
      <style:paragraph-properties fo:margin-top="0in" fo:margin-bottom="0.139in" loext:contextual-spacing="false" fo:line-height="115%" fo:text-align="start" style:justify-single-word="false"/>
      <style:text-properties fo:font-size="11pt" officeooo:paragraph-rsid="001d6922" style:font-size-asian="11pt" style:font-size-complex="11pt"/>
    </style:style>
    <style:style style:name="P20"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21"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style:text-underline-style="solid" style:text-underline-width="auto" style:text-underline-color="font-color" fo:font-weight="bold" officeooo:rsid="0024c632" officeooo:paragraph-rsid="0024c632" fo:background-color="transparent" style:font-name-asian="Calibri1" style:font-name-complex="Calibri1"/>
    </style:style>
    <style:style style:name="P22"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style:text-underline-style="none" fo:font-weight="normal" officeooo:rsid="0024c632" officeooo:paragraph-rsid="0024c632" fo:background-color="transparent" style:font-name-asian="Calibri1" style:font-weight-asian="normal" style:font-name-complex="Calibri1" style:font-weight-complex="normal"/>
    </style:style>
    <style:style style:name="P23"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officeooo:rsid="000dc5fb" officeooo:paragraph-rsid="000dc5fb" fo:background-color="transparent" style:font-name-asian="Calibri1" style:font-weight-asian="normal" style:font-name-complex="Calibri1" style:font-weight-complex="normal"/>
    </style:style>
    <style:style style:name="P24"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officeooo:rsid="00264def" officeooo:paragraph-rsid="00264def" fo:background-color="transparent" style:font-name-asian="Calibri1" style:font-weight-asian="normal" style:font-name-complex="Calibri1" style:font-weight-complex="normal"/>
    </style:style>
    <style:style style:name="P25"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officeooo:rsid="0007c63e" officeooo:paragraph-rsid="001f29cd" fo:background-color="transparent" style:font-name-asian="Calibri1" style:font-weight-asian="normal" style:font-name-complex="Calibri1" style:font-weight-complex="normal"/>
    </style:style>
    <style:style style:name="P26"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4pt" fo:font-weight="bold" officeooo:rsid="0012267f" officeooo:paragraph-rsid="00285c58" fo:background-color="transparent" style:font-name-asian="Calibri1" style:font-size-asian="14pt" style:font-name-complex="Calibri1" style:font-size-complex="14pt"/>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style:use-window-font-color="true" style:font-name="Calibri1" fo:font-size="11pt" fo:font-weight="normal" officeooo:rsid="00011b6b" fo:background-color="transparent" loext:char-shading-value="0" style:font-name-asian="Calibri1" style:font-name-complex="Calibri1"/>
    </style:style>
    <style:style style:name="T3" style:family="text">
      <style:text-properties style:use-window-font-color="true" style:font-name="Calibri1" fo:font-size="11pt" fo:font-weight="normal" officeooo:rsid="00049787" fo:background-color="transparent" loext:char-shading-value="0" style:font-name-asian="Calibri1" style:font-weight-asian="normal" style:font-name-complex="Calibri1" style:font-weight-complex="normal"/>
    </style:style>
    <style:style style:name="T4" style:family="text">
      <style:text-properties style:use-window-font-color="true" style:font-name="Calibri1" fo:font-size="11pt" fo:font-weight="normal" officeooo:rsid="0007c63e" fo:background-color="transparent" loext:char-shading-value="0" style:font-name-asian="Calibri1" style:font-weight-asian="normal" style:font-name-complex="Calibri1" style:font-weight-complex="normal"/>
    </style:style>
    <style:style style:name="T5" style:family="text">
      <style:text-properties style:use-window-font-color="true" style:font-name="Calibri1" fo:font-size="11pt" fo:font-weight="bold" fo:background-color="transparent" loext:char-shading-value="0" style:font-name-asian="Calibri1" style:font-name-complex="Calibri1"/>
    </style:style>
    <style:style style:name="T6" style:family="text">
      <style:text-properties style:use-window-font-color="true" style:font-name="Calibri1" fo:font-size="11pt" fo:font-weight="bold" officeooo:rsid="00049787" fo:background-color="transparent" loext:char-shading-value="0" style:font-name-asian="Calibri1" style:font-weight-asian="bold" style:font-name-complex="Calibri1" style:font-weight-complex="bold"/>
    </style:style>
    <style:style style:name="T7" style:family="text">
      <style:text-properties fo:language="fr" fo:country="FR"/>
    </style:style>
    <style:style style:name="T8" style:family="text">
      <style:text-properties officeooo:rsid="0008b7c5"/>
    </style:style>
    <style:style style:name="T9" style:family="text">
      <style:text-properties officeooo:rsid="000b7860"/>
    </style:style>
    <style:style style:name="T10" style:family="text">
      <style:text-properties officeooo:rsid="0010a7e9"/>
    </style:style>
    <style:style style:name="T11" style:family="text">
      <style:text-properties fo:font-variant="normal" fo:text-transform="none" fo:color="#333333" style:font-name="Helvetica Neue" fo:letter-spacing="normal" fo:font-style="normal" style:text-underline-style="none" fo:font-weight="bold" officeooo:rsid="001697f5" style:text-underline-mode="continuous" style:text-overline-mode="continuous" style:text-line-through-mode="continuous" fo:background-color="transparent" loext:char-shading-value="0" style:font-name-asian="Calibri1" style:font-weight-asian="bold" style:font-name-complex="Calibri1" style:font-weight-complex="bold"/>
    </style:style>
    <style:style style:name="T12" style:family="text">
      <style:text-properties fo:font-variant="normal" fo:text-transform="none" fo:color="#333333" style:font-name="Helvetica Neue" fo:letter-spacing="normal" fo:font-style="normal" style:text-underline-style="none" fo:font-weight="bold" officeooo:rsid="0015a7cf" style:text-underline-mode="continuous" style:text-overline-mode="continuous" style:text-line-through-mode="continuous" fo:background-color="transparent" loext:char-shading-value="0" style:font-name-asian="Calibri1" style:font-weight-asian="bold" style:font-name-complex="Calibri1" style:font-weight-complex="bold"/>
    </style:style>
    <style:style style:name="T13" style:family="text">
      <style:text-properties fo:font-variant="normal" fo:text-transform="none" fo:color="#333333" style:font-name="Helvetica Neue" fo:letter-spacing="normal" fo:font-style="normal" style:text-underline-style="none" fo:font-weight="bold" officeooo:rsid="001d6922" style:text-underline-mode="continuous" style:text-overline-mode="continuous" style:text-line-through-mode="continuous" fo:background-color="transparent" loext:char-shading-value="0" style:font-name-asian="Calibri1" style:font-weight-asian="bold" style:font-name-complex="Calibri1" style:font-weight-complex="bold"/>
    </style:style>
    <style:style style:name="T14" style:family="text">
      <style:text-properties fo:font-variant="normal" fo:text-transform="none" fo:color="#333333" style:font-name="Helvetica Neue" fo:letter-spacing="normal" fo:font-style="normal" style:text-underline-style="none" fo:font-weight="bold" officeooo:rsid="00211b58" style:text-underline-mode="continuous" style:text-overline-mode="continuous" style:text-line-through-mode="continuous" fo:background-color="transparent" loext:char-shading-value="0" style:font-name-asian="Calibri1" style:font-weight-asian="bold" style:font-name-complex="Calibri1" style:font-weight-complex="bold"/>
    </style:style>
    <style:style style:name="T15" style:family="text">
      <style:text-properties fo:font-variant="normal" fo:text-transform="none" fo:color="#333333" style:font-name="Helvetica Neue" fo:letter-spacing="normal" fo:font-style="normal" style:text-underline-style="none" fo:font-weight="bold" officeooo:rsid="0021e7eb" style:text-underline-mode="continuous" style:text-overline-mode="continuous" style:text-line-through-mode="continuous" fo:background-color="transparent" loext:char-shading-value="0" style:font-name-asian="Calibri1" style:font-weight-asian="bold" style:font-name-complex="Calibri1" style:font-weight-complex="bold"/>
    </style:style>
    <style:style style:name="T16" style:family="text">
      <style:text-properties fo:font-variant="normal" fo:text-transform="none" fo:color="#333333" style:font-name="Helvetica Neue" fo:letter-spacing="normal" fo:font-style="normal" style:text-underline-style="none" fo:font-weight="normal" officeooo:rsid="0015a7cf" style:text-underline-mode="continuous" style:text-overline-mode="continuous" style:text-line-through-mode="continuous" fo:background-color="transparent" loext:char-shading-value="0" style:font-name-asian="Calibri1" style:font-name-complex="Calibri1"/>
    </style:style>
    <style:style style:name="T17" style:family="text">
      <style:text-properties fo:font-variant="normal" fo:text-transform="none" fo:color="#333333" style:font-name="Helvetica Neue" fo:letter-spacing="normal" fo:font-style="normal" style:text-underline-style="none" fo:font-weight="normal" officeooo:rsid="001697f5" style:text-underline-mode="continuous" style:text-overline-mode="continuous" style:text-line-through-mode="continuous" fo:background-color="transparent" loext:char-shading-value="0" style:font-name-asian="Calibri1" style:font-name-complex="Calibri1"/>
    </style:style>
    <style:style style:name="T18" style:family="text">
      <style:text-properties fo:font-variant="normal" fo:text-transform="none" fo:color="#333333" style:font-name="Helvetica Neue" fo:letter-spacing="normal" fo:font-style="normal" style:text-underline-style="none" fo:font-weight="normal" officeooo:rsid="0017d194" style:text-underline-mode="continuous" style:text-overline-mode="continuous" style:text-line-through-mode="continuous" fo:background-color="transparent" loext:char-shading-value="0" style:font-name-asian="Calibri1" style:font-name-complex="Calibri1"/>
    </style:style>
    <style:style style:name="T19" style:family="text">
      <style:text-properties fo:font-variant="normal" fo:text-transform="none" fo:color="#333333" style:font-name="Helvetica Neue" fo:letter-spacing="normal" fo:font-style="normal" style:text-underline-style="none" fo:font-weight="normal" officeooo:rsid="001d6922" style:text-underline-mode="continuous" style:text-overline-mode="continuous" style:text-line-through-mode="continuous" fo:background-color="transparent" loext:char-shading-value="0" style:font-name-asian="Calibri1" style:font-name-complex="Calibri1"/>
    </style:style>
    <style:style style:name="T20" style:family="text">
      <style:text-properties fo:font-variant="normal" fo:text-transform="none" fo:color="#333333" style:font-name="Helvetica Neue" fo:letter-spacing="normal" fo:font-style="normal" style:text-underline-style="none" fo:font-weight="normal" officeooo:rsid="00211b58" style:text-underline-mode="continuous" style:text-overline-mode="continuous" style:text-line-through-mode="continuous" fo:background-color="transparent" loext:char-shading-value="0" style:font-name-asian="Calibri1" style:font-name-complex="Calibri1"/>
    </style:style>
    <style:style style:name="T21" style:family="text">
      <style:text-properties fo:font-variant="normal" fo:text-transform="none" fo:color="#333333" style:font-name="Helvetica Neue" fo:letter-spacing="normal" fo:font-style="normal" style:text-underline-style="none" fo:font-weight="normal" officeooo:rsid="0021e7eb" style:text-underline-mode="continuous" style:text-overline-mode="continuous" style:text-line-through-mode="continuous" fo:background-color="transparent" loext:char-shading-value="0" style:font-name-asian="Calibri1" style:font-name-complex="Calibri1"/>
    </style:style>
    <style:style style:name="T22" style:family="text">
      <style:text-properties officeooo:rsid="001b6346"/>
    </style:style>
    <style:style style:name="T23" style:family="text">
      <style:text-properties officeooo:rsid="0024c632"/>
    </style:style>
    <style:style style:name="T24" style:family="text">
      <style:text-properties officeooo:rsid="00264def"/>
    </style:style>
    <style:style style:name="T25" style:family="text">
      <style:text-properties fo:font-weight="bold" style:font-weight-asian="bold" style:font-weight-complex="bold"/>
    </style:style>
    <style:style style:name="T26" style:family="text">
      <style:text-properties officeooo:rsid="00279c48"/>
    </style:style>
    <style:style style:name="T27" style:family="text">
      <style:text-properties style:text-underline-style="solid" style:text-underline-width="auto" style:text-underline-color="font-color" officeooo:rsid="00279c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NFC TAGS</text:p>
      <text:p text:style-name="P19"><text:span text:style-name="T11">Nono</text:span><text:span text:style-name="T16"> : photo.py - prise d'une photo, publier sur Twitter<text:line-break/></text:span><text:span text:style-name="T12">L</text:span><text:span text:style-name="T11">ecture</text:span><text:span text:style-name="T16"> : open.py - ouverture et fermeture du SoFAB<text:line-break/></text:span><text:span text:style-name="T11">Pause</text:span><text:span text:style-name="T16"> : open.py - fermeture temporaire (pour "x" minutes) du SoFAB<text:line-break/></text:span><text:span text:style-name="T12">H</text:span><text:span text:style-name="T11">ub </text:span><text:span text:style-name="T16">: toshare.py - partage du contenu sur Twitter/Facebook/etc…<text:line-break/></text:span><text:span text:style-name="T12">Achat</text:span><text:span text:style-name="T16"> : activite.py - </text:span><text:span text:style-name="T17">sauvegarde d'un ensemble de données (adhérent, ecroue)</text:span><text:span text:style-name="T16"><text:line-break/></text:span><text:span text:style-name="T12">Dépense</text:span><text:span text:style-name="T16"> : activite.py - </text:span><text:span text:style-name="T17">sauvegarde d'un ensemble de données (adhérent, outil, durée)<text:line-break/></text:span><text:span text:style-name="T13">DOCS</text:span><text:span text:style-name="T19"> : updrive.p</text:span><text:span text:style-name="T20">y</text:span><text:span text:style-name="T19"> – upload des fichiers 'achat' et 'depense' sur Google Drive</text:span><text:span text:style-name="T17"><text:line-break/></text:span><text:span text:style-name="T13">PICS</text:span><text:span text:style-name="T19"> : updrive.py – upload des photos vers Google Drive avec la possibilité de préciser un dossier projet</text:span><text:span text:style-name="T17"><text:line-break/></text:span><text:span text:style-name="T12">ANDROID, NFC, Raspberry Pi, etc </text:span><text:span text:style-name="T16">: hashtags.py – hashtags/projets<text:line-break/></text:span><text:span text:style-name="T12">User1, User2, etc</text:span><text:span text:style-name="T16"> : adherent.py <text:line-break/></text:span><text:span text:style-name="T12">Tool1, Tool2, etc</text:span><text:span text:style-name="T16"> : tool.py<text:line-break/></text:span><text:span text:style-name="T11">1, 2, 5, 10, 30, etc</text:span><text:span text:style-name="T17"> : </text:span><text:span text:style-name="T18">timedur.py – compteur<text:line-break/></text:span><text:span text:style-name="T14">RESET </text:span><text:span text:style-name="T20">: reset.py – reinitialiser les données temporaires<text:line-break/></text:span><text:span text:style-name="T15">Pass'In</text:span><text:span text:style-name="T21"> : voice.py – lancer le SpeechRecognition.</text:span></text:p>
      <text:p text:style-name="P18"/>
      <text:p text:style-name="P16">MODULES</text:p>
      <text:p text:style-name="P2">timedur.py (<text:span text:style-name="T22">1, 2, 5, 10 ou 30</text:span>)</text:p>
      <text:p text:style-name="P1"><text:span text:style-name="T1">- compteur à utiliser avec </text:span><text:span text:style-name="T5">open.py </text:span><text:span text:style-name="T1">et </text:span><text:span text:style-name="T5">activite.py<text:line-break/>- </text:span><text:span text:style-name="T3">stocker les valeurs selon le tag NFC dans </text:span><text:span text:style-name="T4">le </text:span><text:span text:style-name="T3">fichier temporaire '</text:span><text:span text:style-name="T6">timedur</text:span><text:span text:style-name="T3">'</text:span></text:p>
      <text:p text:style-name="P2">open.py (DEF ou CLOSETEMP)</text:p>
      <text:p text:style-name="P1"><text:span text:style-name="T1">DEF: <text:line-break/>- vérifier l'état actuel de SoFAB dans le fichier '</text:span><text:span text:style-name="T5">state</text:span><text:span text:style-name="T1">'.<text:line-break/>- si "CLOSED", le changer à "OPEN" et tweeter son ouverture.<text:line-break/>- si "OPEN", le changer à "CLOSED" et tweeter sa fermeture.</text:span></text:p>
      <text:p text:style-name="P1"><text:span text:style-name="T1">CLOSETEMP:<text:line-break/>- vérifier l'état actuel de SoFAB dans le fichier </text:span><text:span text:style-name="T5">'state'</text:span><text:span text:style-name="T1">.<text:line-break/>- fixer le compteur à 0.<text:line-break/>- si "CLOSED" afficher un message d'erreur.<text:line-break/>- si "OPEN", le changer à "CLOSED" et envoyer une chaine de phrases (tweet) au fichier </text:span><text:span text:style-name="T5">'toshare'.</text:span></text:p>
      <text:p text:style-name="P2">photo.py</text:p>
      <text:p text:style-name="P1"><text:span text:style-name="T1">- prendre une photo et stocker son chemin dans le fichier '</text:span><text:span text:style-name="T5">filepath</text:span><text:span text:style-name="T1">'.</text:span></text:p>
      <text:p text:style-name="P2">hashtags.py (NFC, ANDROID, etc)</text:p>
      <text:p text:style-name="P1"><text:span text:style-name="T1">- stocker des hashtags appliqués (selon les tags NFC) dans le fichier </text:span><text:span text:style-name="T5">'hashtags'</text:span><text:span text:style-name="T1">.</text:span></text:p>
      <text:p text:style-name="P2"><text:soft-page-break/>toshare.py (TWITTER)</text:p>
      <text:p text:style-name="P1"><text:span text:style-name="T1">- vérifier s'il y a une photo à tweeter ('</text:span><text:span text:style-name="T5">filepath'</text:span><text:span text:style-name="T1">).<text:line-break/>- si negative, récupérer la chaine de tweet dans </text:span><text:span text:style-name="T5">'toshare' </text:span><text:span text:style-name="T1">et tweeter la fermeture temporaire de SoFAB avec une valeur réelle grâce au compteur.<text:line-break/>- si positive, récupérer le chemin du photo à tweeter et aussi les hashtags appliqués dans le fichier </text:span><text:span text:style-name="T5">'hashtags' </text:span><text:span text:style-name="T1">et tweeter.</text:span></text:p>
      <text:p text:style-name="P2">adherent.py et tool.py</text:p>
      <text:p text:style-name="P1"><text:span text:style-name="T1">- grâce au fichier </text:span><text:span text:style-name="T5">adherents.list </text:span><text:span text:style-name="T1">et </text:span><text:span text:style-name="T5">tools.list</text:span><text:span text:style-name="T1">, stocker le nom d'un adhérent ou d'un outil dans un fichier </text:span><text:span text:style-name="T5">('adherents' </text:span><text:span text:style-name="T1">ou </text:span><text:span text:style-name="T5">'tools'</text:span><text:span text:style-name="T1">) selon l'ID du tag NFC.</text:span></text:p>
      <text:p text:style-name="P2">activite.py (ACHAT ou DEPENSE)</text:p>
      <text:p text:style-name="P1"><text:span text:style-name="T1">- si DEPENSE, prendre trois valeurs (adherent, tool, compteur) et les stocker dans le fichier </text:span><text:span text:style-name="T5">'depense'</text:span><text:span text:style-name="T1">. <text:line-break/>- si ACHAT, prendre deux valeurs (adherent, compteur) et les stocker dans le fichier </text:span><text:span text:style-name="T5">'achat'</text:span><text:span text:style-name="T1">.<text:line-break/>- afficher un message d'erreur s'il y a une manque de données.</text:span></text:p>
      <text:p text:style-name="P2">updrive.py (DOCS ou PICS)</text:p>
      <text:p text:style-name="P1"><text:span text:style-name="T1">- si DOCS, uploader les fichiers </text:span><text:span text:style-name="T5">'achat' </text:span><text:span text:style-name="T1">et </text:span><text:span text:style-name="T5">'depense' </text:span><text:span text:style-name="T1">sur Google Drive </text:span><text:span text:style-name="T2">dans un repertoire défini</text:span><text:span text:style-name="T1">.<text:line-break/>- si PICS, uploader les photos sur Google Drive </text:span><text:span text:style-name="T2">selon les “hashtags” introduits</text:span><text:span text:style-name="T1">.</text:span></text:p>
      <text:p text:style-name="P3">network.py</text:p>
      <text:p text:style-name="P4">- mettre à jour les réseaux, à utiliser avec l'interface web (PHP).</text:p>
      <text:p text:style-name="P20">misc : <text:span text:style-name="T10">lighttpd, </text:span>tweepy, Google &amp; Twitter API, PyDrive</text:p>
      <text:p text:style-name="P21">voice.py</text:p>
      <text:p text:style-name="P22">- lancer l'écoute sur le microphone qui peut prendre une photo, la publier, et enregistrer un<text:span text:style-name="T26">e</text:span> parole en anglais et le tweeter.</text:p>
      <text:p text:style-name="P17"/>
      <text:p text:style-name="P26">FUNCTIONS</text:p>
      <text:p text:style-name="P11">1) Annoncer l'ouverture et la fermeture (def ou temporaire) de SoFAB</text:p>
      <text:p text:style-name="P5">Pour l'ouverture et la fermeture quotidienne, il suffit de <text:span text:style-name="T23">passer</text:span> le tag “LECTURE”. Si le SoFAB est initialement fermé, un tweet <text:span text:style-name="T7">annonçant</text:span> son ouverture sera envoyé, et vice versa.</text:p>
      <text:p text:style-name="P5">Pour une fermeture temporaire, <text:span text:style-name="T23">passez</text:span> le tag “PAUSE”, puis définir la durée souhaité en utilisant les <text:span text:style-name="T23">tags </text:span>compteurs et finalement le tag “HUB” pour tweeter.</text:p>
      <text:p text:style-name="P12">2) Tweeter une photo avec des hashtags</text:p>
      <text:p text:style-name="P6">Pour prendre une photo simple, <text:span text:style-name="T23">passez </text:span>le tag “nono” et la photo sera sauvegardée dans un répertoire et son chemin dans le fichier temporaire 'filepath'. </text:p>
      <text:p text:style-name="P6"/>
      <text:p text:style-name="P6"><text:soft-page-break/><text:span text:style-name="T8">P</text:span>our appliquer les hashtags, <text:span text:style-name="T23">passez les tags concernés</text:span> (ANDROID, NFC, etc). <text:span text:style-name="T8">Les hashtags</text:span> <text:span text:style-name="T8">sont stockés dans le fichier temporaire 'hashtags'. Ils se peut que les mêmes hashtags soient répétés si passés plusieurs fois. Pour tweeter, passez le tag “HUB” qui prend en compte le chemin de la photo et les hashtags stockés et envoie le tweet.</text:span></text:p>
      <text:p text:style-name="P13">3) Enregistrer des activités (achat et dépense)</text:p>
      <text:p text:style-name="P7">Pour enregistrer une dépense, utilise<text:span text:style-name="T23">z </text:span>4 tags : “adhérent”, “outil”, “timedur (compteur)” et <text:span text:style-name="T9">enfin</text:span> “dépense”. <text:span text:style-name="T9">Les données sont stockés dans des fichiers temporaires. Le dernier tag “depense” regroupe et sauvegarde ces données dans le fichier 'dépense'. </text:span></text:p>
      <text:p text:style-name="P8">Même principe pour achat, sauf que le tag “outil” n'est pas utilisé.</text:p>
      <text:p text:style-name="P14">4) Uploader vers Google Drive</text:p>
      <text:p text:style-name="P9">Pour uploader les fichiers 'dépense' <text:s/>et 'achat' vers Google Drive, il suffit de <text:span text:style-name="T24">passer</text:span> le tag “DOCS”.</text:p>
      <text:p text:style-name="P9">Pour uploader une photo, utilise<text:span text:style-name="T24">z</text:span> les tags “nono” pour prendre une photo et l'un des hashtags (pour définir le projet) avant de <text:span text:style-name="T24">passer</text:span> le tag “PICS”. La photo sera uploadée vers le dossier correspondant au projet.</text:p>
      <text:p text:style-name="P24">5) SpeechRecognition</text:p>
      <text:p text:style-name="P24">Pour lancer l'écoute sur le microphone, passez le tag “Pass'In”. Le microphone écoute pendant 4 seconds à chaque fois. Pour arrêter l'écoute, dites “fin”.</text:p>
      <text:p text:style-name="P24">Lors de l'écoute, plusieurs options sont disponibles. Dites :</text:p>
      <text:p text:style-name="P24">- <text:span text:style-name="T25">“photos”</text:span> pour prendre une photo simple. Le chemin du fichier sera sauvegardé et sera utilisé pour tweeter la photo.</text:p>
      <text:p text:style-name="P24">- <text:span text:style-name="T25">“poste”</text:span> pour publier la photo. S'il y existe un chemin d'une photo sauvegardé dans le fichier temporaire, la photo sera publiée.</text:p>
      <text:p text:style-name="P24">- <text:span text:style-name="T25">“parler”</text:span> pour enregistrer une parole <text:span text:style-name="T26">en </text:span><text:span text:style-name="T27">anglais</text:span><text:span text:style-name="T26"> </text:span>et l'écouter.</text:p>
      <text:p text:style-name="P24">- <text:span text:style-name="T25">“publier”</text:span> pour tweeter la parole enregistrée.</text:p>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tyle:font-face style:name="Helvetica Neue" svg:font-family="'Helvetica Neue', Helvetica, 'Segoe UI', Arial, freesans, sans-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loext:contextual-spacing="false" fo:line-height="12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26T14:19:25.004000000</dc:date>
    <meta:editing-duration>PT9H11M54S</meta:editing-duration>
    <meta:editing-cycles>32</meta:editing-cycles>
    <meta:generator>LibreOffice/4.4.2.2$Windows_x86 LibreOffice_project/c4c7d32d0d49397cad38d62472b0bc8acff48dd6</meta:generator>
    <meta:document-statistic meta:table-count="0" meta:image-count="0" meta:object-count="0" meta:page-count="3" meta:paragraph-count="45" meta:word-count="842" meta:character-count="5195" meta:non-whitespace-character-count="4386"/>
  </office:meta>
</office:document-meta>
</file>